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row>
                    <mi>h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row>
                    <mi>h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row>
                  <mi>ln</mi>
                  <mrow>
                    <mo fence="true" stretchy="false">(</mo>
                    <mrow>
                      <mrow>
                        <mi>h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i>'</mi>
              <mo stretchy="false">=</mo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o fence="true" stretchy="fals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frac>
                <mn>1</mn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∗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n>1</mn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∗</mo>
                <mi>f</mi>
              </mrow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frac>
                  <mn>1</mn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∗</mo>
                <mi>g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frac>
                <mn>1</mn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∗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f</mi>
                  </mrow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o stretchy="false">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o stretchy="false">∗</mo>
                <mrow>
                  <mo fence="true" stretchy="false">(</mo>
                  <mrow>
                    <mfrac>
                      <mrow>
                        <mi>f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i>g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g</mi>
                        </mrow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i>f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>
          <mrow>
            <mo stretchy="false">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o stretchy="false">∗</mo>
                <mrow>
                  <mo fence="true" stretchy="false">(</mo>
                  <mrow>
                    <mfrac>
                      <mrow>
                        <mi>f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i>g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g</mi>
                        </mrow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i>f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∗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>
          <mrow>
            <mo stretchy="false">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h( x )=f( x )*g( x )
newline
newline
drarrow ln( h( x ))=ln(f( x )*g( x ) )
newline
newline
drarrow ln( h( x ))=ln(f( x ))+ln(g( x ) )
newline
newline
drarrow (ln( h( x )))'=(ln(f( x ))+ln(g( x ) ))'
newline
newline
drarrow 1 over { h( x )}*h'(x)=1 over {f(x)}*f'(x)+1 over {g( x )}*g'(x)
newline
newline
drarrow 1 over { h( x )}*h'(x)={g(x)*f'(x)+f(x)*g'(x)} over { f(x)*g(x) }
newline
newline
drarrow h'(x)={h(x)}*({f'(x)*g(x)+g'(x)*f(x)} over { f(x)*g(x) })
newline
newline
drarrow h'(x)={f(x)*g(x)}*({f'(x)*g(x)+g'(x)*f(x)} over { f(x)*g(x) })
newline
newline
drarrow h'(x)=f'(x)*g(x)+g'(x)*f(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7:13:19.043368935</meta:creation-date>
    <dc:date>2018-08-25T17:19:51.457383542</dc:date>
    <meta:editing-duration>PT6M33S</meta:editing-duration>
    <meta:editing-cycles>1</meta:editing-cycles>
    <meta:generator>LibreOffice/6.0.6.2$Linux_X86_64 LibreOffice_project/00$Build-2</meta:generator>
  </office:meta>
</office:document-meta>
</file>